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69cm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6.6cm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4.59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49cm"/>
    </style:style>
    <style:style style:name="gr7" style:family="graphic" style:parent-style-name="standard">
      <style:graphic-properties svg:stroke-color="#990000" draw:fill-color="#cc0000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svg:stroke-color="#990000" draw:fill-color="#cc0000" draw:textarea-horizontal-align="justify" draw:textarea-vertical-align="middle" draw:auto-grow-height="false" fo:min-height="0.74cm" fo:min-width="0.562cm"/>
    </style:style>
    <style:style style:name="P1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6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6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cc0000"/>
      <style:paragraph-properties fo:text-align="center"/>
    </style:style>
    <style:style style:name="T1" style:family="text">
      <style:text-properties style:font-name="Noto Mono2" fo:font-size="28pt" style:font-size-asian="18pt" style:font-size-complex="18pt"/>
    </style:style>
    <style:style style:name="T2" style:family="text">
      <style:text-properties fo:color="#0066cc" style:font-name="Noto Mono2" fo:font-size="28pt" style:font-size-asian="18pt" style:font-size-complex="18pt"/>
    </style:style>
    <style:style style:name="T3" style:family="text">
      <style:text-properties fo:color="#000000" style:font-name="Noto Mono2" fo:font-size="28pt" style:font-size-asian="18pt" style:font-size-complex="18pt"/>
    </style:style>
    <style:style style:name="T4" style:family="text">
      <style:text-properties fo:font-size="26pt" fo:font-weight="bold" style:font-size-asian="18pt" style:font-size-complex="18pt"/>
    </style:style>
    <style:style style:name="T5" style:family="text">
      <style:text-properties style:font-name="Noto Mono2" fo:font-size="32pt" style:font-size-asian="18pt" style:font-size-complex="18pt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3.719cm" svg:x="9.6cm" svg:y="0.481cm">
          <draw:text-box>
            <text:p><text:span text:style-name="T1">f</text:span><text:span text:style-name="T1"> </text:span><text:span text:style-name="T1">:</text:span><text:span text:style-name="T1"> </text:span><text:span text:style-name="T2">F</text:span><text:span text:style-name="T2">u</text:span><text:span text:style-name="T2">n</text:span><text:span text:style-name="T2">c</text:span><text:span text:style-name="T2">&lt;</text:span><text:span text:style-name="T2">T</text:span><text:span text:style-name="T2">,</text:span><text:span text:style-name="T2">S</text:span><text:span text:style-name="T2">&gt;</text:span></text:p>
            <text:p><text:span text:style-name="T3">p</text:span><text:span text:style-name="T2"> </text:span><text:span text:style-name="T3">:</text:span><text:span text:style-name="T2"> </text:span><text:span text:style-name="T2">P</text:span><text:span text:style-name="T2">&lt;</text:span><text:span text:style-name="T2">T</text:span><text:span text:style-name="T2">&gt;</text:span></text:p>
            <text:p><text:span text:style-name="T2"/></text:p>
          </draw:text-box>
        </draw:frame>
        <draw:g>
          <draw:custom-shape draw:style-name="gr2" draw:text-style-name="P2" draw:layer="layout" svg:width="7.1cm" svg:height="4.4cm" svg:x="6.538cm" svg:y="5.7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2" draw:id="id2" draw:layer="layout" svg:width="5.7cm" svg:height="2.2cm" svg:x="7.213cm" svg:y="6.45cm">
            <text:p text:style-name="P2"><text:span text:style-name="T4">P&lt;T&gt;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4" draw:text-style-name="P4" draw:layer="layout" draw:type="line" svg:x1="14.663cm" svg:y1="7.6cm" svg:x2="12.913cm" svg:y2="7.55cm" draw:start-shape="id1" draw:start-glue-point="3" draw:end-shape="id2" draw:end-glue-point="7" svg:d="M14663 7600l-1750-50" svg:viewBox="0 0 1751 51">
            <text:p/>
          </draw:connector>
          <draw:frame draw:style-name="gr5" draw:text-style-name="P5" xml:id="id1" draw:id="id1" draw:layer="layout" svg:width="7.5cm" svg:height="1.9cm" svg:x="14.663cm" svg:y="6.65cm">
            <draw:text-box>
              <text:p><text:span text:style-name="T5">“</text:span><text:span text:style-name="T5">a</text:span><text:span text:style-name="T5">bc</text:span><text:span text:style-name="T5">..</text:span><text:span text:style-name="T5">.“</text:span></text:p>
            </draw:text-box>
          </draw:frame>
          <draw:frame draw:style-name="gr6" draw:text-style-name="P6" draw:layer="layout" svg:width="5.349cm" svg:height="1.195cm" svg:x="7.689cm" svg:y="4.975cm">
            <draw:text-box>
              <text:p><text:span text:style-name="T6">Map (f, p)</text:span></text:p>
            </draw:text-box>
          </draw:frame>
          <draw:custom-shape draw:style-name="gr7" draw:text-style-name="P7" draw:layer="layout" svg:width="0.7cm" svg:height="0.7cm" svg:x="6.938cm" svg:y="6.6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8" draw:text-style-name="P7" draw:layer="layout" svg:width="1.5cm" svg:height="1.4cm" svg:x="5.838cm" svg:y="9.3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9-04-04T09:27:10.845426926</dc:date>
    <meta:editing-duration>PT56M5S</meta:editing-duration>
    <meta:editing-cycles>10</meta:editing-cycles>
    <meta:generator>LibreOffice/5.1.6.2$Linux_X86_64 LibreOffice_project/10m0$Build-2</meta:generator>
    <meta:document-statistic meta:object-count="9"/>
  </office:meta>
</office:document-meta>
</file>